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nte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OKTOBER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2" table:formula="of:=([.B5]*[.B21]*2) + ([.C5]*[.B22]*2) + ([.D5] *[.B23]* 2) + [.E5]" office:value-type="float" office:value="1336" calcext:value-type="float">
            <text:p>1336</text:p>
          </table:table-cell>
          <table:table-cell table:style-name="ce23" table:formula="of:=[.G5]*[.B26]" office:value-type="currency" office:currency="EUR" office:value="240.48" calcext:value-type="currency">
            <text:p>240.48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40.48" calcext:value-type="currency">
            <text:p>240.48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8.036" calcext:value-type="currency">
            <text:p>18.04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58.516" calcext:value-type="currency">
            <text:p>258.52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15:33:16.622991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11-06T15:38:38.305196824</dc:date>
    <meta:editing-duration>P1DT15H58M26S</meta:editing-duration>
    <meta:editing-cycles>27</meta:editing-cycles>
    <meta:generator>LibreOffice/5.4.2.2$Linux_X86_64 LibreOffice_project/40m0$Build-2</meta:generator>
    <meta:document-statistic meta:table-count="1" meta:cell-count="52" meta:object-count="0"/>
  </office:meta>
</office:document-meta>
</file>